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font-style="normal" fo:font-weight="bold" officeooo:rsid="00062680" officeooo:paragraph-rsid="000fb26f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fo:font-weight="bold" officeooo:rsid="000a3377" officeooo:paragraph-rsid="000fb26f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style:font-name="Liberation Serif" fo:font-size="12pt" fo:font-style="normal" fo:font-weight="bold" officeooo:rsid="00156ddd" officeooo:paragraph-rsid="000fb26f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Liberation Serif" fo:font-size="12pt" fo:font-style="normal" fo:font-weight="bold" officeooo:rsid="0016a70e" officeooo:paragraph-rsid="000fb26f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font-style="normal" fo:font-weight="bold" officeooo:rsid="000ba996" officeooo:paragraph-rsid="000fb26f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Liberation Serif" fo:font-size="12pt" fo:font-style="normal" fo:font-weight="normal" officeooo:rsid="00156ddd" officeooo:paragraph-rsid="000fb26f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2pt" fo:font-style="normal" fo:font-weight="normal" officeooo:rsid="00062680" officeooo:paragraph-rsid="000fb26f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fo:font-style="normal" fo:font-weight="normal" officeooo:rsid="000a3377" officeooo:paragraph-rsid="000fb26f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20pt" fo:font-style="normal" fo:font-weight="bold" officeooo:rsid="00156ddd" officeooo:paragraph-rsid="000fb26f" style:font-size-asian="20pt" style:font-style-asian="normal" style:font-weight-asian="bold" style:font-size-complex="20pt" style:font-weight-complex="bold"/>
    </style:style>
    <style:style style:name="P10" style:family="paragraph" style:parent-style-name="Standard">
      <style:text-properties fo:font-weight="bold" officeooo:rsid="00062680" officeooo:paragraph-rsid="000fb26f" style:font-weight-asian="bold" style:font-weight-complex="bold"/>
    </style:style>
    <style:style style:name="P11" style:family="paragraph" style:parent-style-name="Standard">
      <style:text-properties officeooo:rsid="00062680" officeooo:paragraph-rsid="000fb26f"/>
    </style:style>
    <style:style style:name="P12" style:family="paragraph" style:parent-style-name="Standard">
      <style:text-properties officeooo:paragraph-rsid="000fb26f"/>
    </style:style>
    <style:style style:name="T1" style:family="text">
      <style:text-properties officeooo:rsid="00114d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a99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9524" style:font-weight-asian="normal" style:font-weight-complex="normal"/>
    </style:style>
    <style:style style:name="T6" style:family="text">
      <style:text-properties fo:font-weight="normal" officeooo:rsid="00062680" style:font-weight-asian="normal" style:font-weight-complex="normal"/>
    </style:style>
    <style:style style:name="T7" style:family="text">
      <style:text-properties officeooo:rsid="00128906"/>
    </style:style>
    <style:style style:name="T8" style:family="text">
      <style:text-properties officeooo:rsid="0014de81"/>
    </style:style>
    <style:style style:name="T9" style:family="text">
      <style:text-properties fo:color="#000000" loext:opacity="100%" style:font-name="Liberation Serif" fo:font-size="12pt" fo:font-style="normal" fo:font-weight="normal" officeooo:rsid="00062680" style:font-size-asian="12pt" style:font-style-asian="normal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style="normal" fo:font-weight="normal" officeooo:rsid="00156ddd" style:font-size-asian="12pt" style:font-style-asian="normal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2" style:family="text">
      <style:text-properties officeooo:rsid="000ba996"/>
    </style:style>
    <style:style style:name="T13" style:family="text">
      <style:text-properties officeooo:rsid="000d9168"/>
    </style:style>
    <style:style style:name="T14" style:family="text">
      <style:text-properties officeooo:rsid="00062680"/>
    </style:style>
    <style:style style:name="T15" style:family="text">
      <style:text-properties fo:color="#cc7832" loext:opacity="100%"/>
    </style:style>
    <style:style style:name="T16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17" style:family="text">
      <style:text-properties fo:color="#ffc66d" loext:opacity="100%"/>
    </style:style>
    <style:style style:name="T18" style:family="text">
      <style:text-properties fo:color="#ffc66d" loext:opacity="100%" style:font-name="JetBrains Mono" fo:font-size="10pt" fo:font-weight="normal" style:font-size-asian="10pt" style:font-weight-asian="normal"/>
    </style:style>
    <style:style style:name="T19" style:family="text">
      <style:text-properties fo:color="#8888c6" loext:opacity="100%"/>
    </style:style>
    <style:style style:name="T20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1" style:family="text">
      <style:text-properties fo:color="#6a8759" loext:opacity="100%"/>
    </style:style>
    <style:style style:name="T22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23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24" style:family="text">
      <style:text-properties fo:color="#6897bb" loext:opacity="100%" style:font-name="JetBrains Mono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актическое задание № <text:span text:style-name="T1">3</text:span></text:p>
      <text:p text:style-name="P11"><text:span text:style-name="T2">Тема:</text:span><text:span text:style-name="T4"> </text:span><text:span text:style-name="T5">составление программ ветвящейся структуры</text:span><text:span text:style-name="T4"> </text:span>в IDE PyCharm Community.</text:p>
      <text:p text:style-name="P11"><text:span text:style-name="T2">Цель:</text:span> <text:span text:style-name="T7">закрепить усвоенные знания, понятия, алгоритмы, основные </text:span><text:span text:style-name="T8">принципы составления программ, приобрести навыки составления программ, приобрести навыки составление программ ветвящейся структуры</text:span> в IDE PyCharm Community.</text:p>
      <text:p text:style-name="P10">Постановка задачи.</text:p>
      <text:p text:style-name="P12"><text:span text:style-name="T6">Разработать программу, в</text:span><text:span text:style-name="T9">ыводящую на экран истинность высказывания: "Числа A и B имеют одинаковую четность"</text:span><text:span text:style-name="T10">. Целое число, лежащее в диапозоне 1-999. <text:line-break/>Вывести его строку- описание вида "четное двузначное число", "нечетное трехзначное число" и т.д.</text:span></text:p>
      <text:p text:style-name="P6"/>
      <text:p text:style-name="P7"/>
      <text:p text:style-name="P11"><text:span text:style-name="T11">Тип алгоритма: </text:span><text:span text:style-name="T10">ветвление</text:span></text:p>
      <text:p text:style-name="P1">Блок схема алгоритма:</text:p>
      <text:p text:style-name="P2">Текст программы:</text:p>
      <text:p text:style-name="P9">functions.py:</text:p>
      <text:p text:style-name="P9"/>
      <text:p text:style-name="P8"/>
      <text:p text:style-name="P3">PZ_3_1.py:</text:p>
      <text:p text:style-name="P3"/>
      <text:p text:style-name="P4">PZ_3_2.py:</text:p>
      <text:p text:style-name="P4"/>
      <text:p text:style-name="P5">Протокол работы программы:</text:p>
      <text:p text:style-name="P8"/>
      <text:p text:style-name="P8">Введите целое число А</text:p>
      <text:p text:style-name="P8">e</text:p>
      <text:p text:style-name="P8">Неправильно ввели!</text:p>
      <text:p text:style-name="P8">Введите целое число А</text:p>
      <text:p text:style-name="P8">6</text:p>
      <text:p text:style-name="P8">Введите целое число B</text:p>
      <text:p text:style-name="P8">4</text:p>
      <text:p text:style-name="P8">Числа A и B имеют одинаковую чётность</text:p>
      <text:p text:style-name="P8"/>
      <text:p text:style-name="P8">Process finished with exit code 0</text:p>
      <text:p text:style-name="P8"/>
      <text:p text:style-name="P8">Введите целое число А</text:p>
      <text:p text:style-name="P8">8</text:p>
      <text:p text:style-name="P8">Введите целое число B</text:p>
      <text:p text:style-name="P8">2</text:p>
      <text:p text:style-name="P8">Числа A и B имеют одинаковую чётность</text:p>
      <text:p text:style-name="P8"/>
      <text:p text:style-name="P8">Process finished with exit code 0</text:p>
      <text:p text:style-name="P8"/>
      <text:p text:style-name="P8"><text:span text:style-name="T3">Вывод:</text:span><text:span text:style-name="T12"> в процессе выполнения практического занятия </text:span><text:span text:style-name="T13">познакомился с </text:span><text:span text:style-name="T14">IDE PyCharm Community </text:span><text:span text:style-name="T13">и </text:span><text:span text:style-name="T12">выработал навыки </text:span><text:span text:style-name="T13">п</text:span><text:span text:style-name="T14">остроени</text:span><text:span text:style-name="T13">я</text:span><text:span text:style-name="T14"> программ линейной структуры в IDE PyCharm Community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31T18:03:27.063646111</dc:date>
    <meta:editing-cycles>2</meta:editing-cycles>
    <meta:editing-duration>PT6M57S</meta:editing-duration>
    <meta:document-statistic meta:table-count="0" meta:image-count="0" meta:object-count="0" meta:page-count="1" meta:paragraph-count="28" meta:word-count="161" meta:character-count="1136" meta:non-whitespace-character-count="1001"/>
    <meta:user-defined meta:name="Поле 1"/>
    <meta:user-defined meta:name="Поле 2"/>
    <meta:user-defined meta:name="Поле 3"/>
    <meta:user-defined meta:name="Поле 4"/>
  </office:meta>
</office:document-meta>
</file>